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c635" officeooo:paragraph-rsid="004ec63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c635" officeooo:paragraph-rsid="004ff061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c635" officeooo:paragraph-rsid="00512ac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fo:color="#999999" style:text-position="0% 100%" fo:font-size="12pt" fo:font-style="normal" style:text-underline-style="none" fo:font-weight="normal" officeooo:rsid="004ec635" officeooo:paragraph-rsid="004ec635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4ec635"/>
    </style:style>
    <style:style style:name="T2" style:family="text">
      <style:text-properties officeooo:rsid="004ff061"/>
    </style:style>
    <style:style style:name="T3" style:family="text">
      <style:text-properties officeooo:rsid="00512ac7"/>
    </style:style>
    <style:style style:name="T4" style:family="text">
      <style:text-properties officeooo:rsid="00515b07"/>
    </style:style>
    <style:style style:name="T5" style:family="text">
      <style:text-properties officeooo:rsid="0052d4d4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Supplementära anteckningar för</text:span> <text:span text:style-name="T1">modul </text:span><text:span text:style-name="T2">2</text:span></text:h>
      <text:p text:style-name="P2"/>
      <text:p text:style-name="P5"><text:span text:style-name="T2">Betingade sannolikheten P(A|B) = </text:span><text:span text:style-name="T2"><draw:frame draw:style-name="fr1" draw:name="Object1" text:anchor-type="as-char" svg:width="0.6957in" svg:height="0.4201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><text:span text:style-name="T2"/></text:p>
      <text:p text:style-name="P6"><text:span text:style-name="T2">P(A|B)</text:span><text:span text:style-name="T4"> = P(A)</text:span><text:span text:style-name="T3"> omm A, B </text:span><text:span text:style-name="T5">oberoende</text:span><text:span text:style-name="T3">.</text:span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3-07T07:00:39</dc:date>
    <dc:creator>Mattias </dc:creator>
    <meta:editing-duration>PT24H58M45S</meta:editing-duration>
    <meta:editing-cycles>55</meta:editing-cycles>
    <meta:generator>OpenOffice.org/3.2$Linux OpenOffice.org_project/320m19$Build-9505</meta:generator>
    <meta:document-statistic meta:table-count="0" meta:image-count="0" meta:object-count="1" meta:page-count="1" meta:paragraph-count="3" meta:word-count="16" meta:character-count="105"/>
  </office:meta>
</office:document-meta>
</file>

<file path=Object 1/content.xml><?xml version="1.0" encoding="utf-8"?>
<math xmlns="http://www.w3.org/1998/Math/MathML">
  <semantics>
    <mfrac>
      <mrow>
        <mi mathvariant="normal">P</mi>
        <mrow>
          <mo stretchy="false">(</mo>
          <mrow>
            <mi mathvariant="normal">A</mi>
            <mi mathvariant="normal">∩</mi>
            <mi mathvariant="normal">B</mi>
          </mrow>
          <mo stretchy="false">)</mo>
        </mrow>
      </mrow>
      <mrow>
        <mi mathvariant="normal">P</mi>
        <mrow>
          <mo stretchy="false">(</mo>
          <mi mathvariant="normal">B</mi>
          <mo stretchy="false">)</mo>
        </mrow>
      </mrow>
    </mfrac>
    <annotation encoding="StarMath 5.0">{P(A ∩ B)} over {P(B)}</annotation>
  </semantics>
</math>
</file>